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rame_20_contents">
      <style:paragraph-properties fo:margin-left="0in" fo:margin-right="0in" fo:line-height="0.1638in" fo:text-indent="0in" style:auto-text-indent="false"/>
      <style:text-properties officeooo:rsid="000a2abe" officeooo:paragraph-rsid="000a2abe"/>
    </style:style>
    <style:style style:name="P2" style:family="paragraph" style:parent-style-name="Standard">
      <style:paragraph-properties fo:line-height="5%"/>
      <style:text-properties fo:font-size="10pt" style:font-size-asian="10pt"/>
    </style:style>
    <style:style style:name="P3" style:family="paragraph" style:parent-style-name="Standard">
      <style:paragraph-properties fo:margin-left="0.0835in" fo:margin-right="0in" fo:line-height="117%" fo:text-indent="0in" style:auto-text-indent="false"/>
    </style:style>
    <style:style style:name="P4" style:family="paragraph" style:parent-style-name="Standard">
      <style:paragraph-properties fo:margin-left="0.0835in" fo:margin-right="0in" fo:margin-top="0.1535in" fo:margin-bottom="0in" loext:contextual-spacing="false" fo:line-height="100%" fo:text-indent="0in" style:auto-text-indent="false"/>
    </style:style>
    <style:style style:name="P5" style:family="paragraph" style:parent-style-name="Standard">
      <style:paragraph-properties fo:margin-left="0.0835in" fo:margin-right="0in" fo:margin-top="0.0008in" fo:margin-bottom="0in" loext:contextual-spacing="false" fo:line-height="100%" fo:text-indent="0in" style:auto-text-indent="false"/>
    </style:style>
    <style:style style:name="P6" style:family="paragraph" style:parent-style-name="Standard" style:master-page-name="Standard">
      <style:paragraph-properties fo:margin-left="0.0835in" fo:margin-right="0in" fo:line-height="0.3543in" fo:text-indent="0in" style:auto-text-indent="false" style:page-number="1"/>
    </style:style>
    <style:style style:name="P7" style:family="paragraph" style:parent-style-name="Standard">
      <style:paragraph-properties fo:margin-left="0.0835in" fo:margin-right="0.1028in" fo:margin-top="0.1528in" fo:margin-bottom="0in" loext:contextual-spacing="false" fo:line-height="117%" fo:text-indent="0in" style:auto-text-indent="false"/>
    </style:style>
    <style:style style:name="P8" style:family="paragraph" style:parent-style-name="Standard">
      <style:paragraph-properties fo:margin-left="0.0835in" fo:margin-right="0.1028in" fo:line-height="117%" fo:text-indent="0in" style:auto-text-indent="false"/>
    </style:style>
    <style:style style:name="P9" style:family="paragraph" style:parent-style-name="Standard">
      <style:paragraph-properties fo:margin-top="0.0071in" fo:margin-bottom="0in" loext:contextual-spacing="false" fo:line-height="100%"/>
      <style:text-properties style:font-name="Segoe UI" fo:font-size="7.5pt" fo:font-style="normal" fo:font-weight="normal" style:font-size-asian="7.5pt" style:font-style-asian="normal" style:font-weight-asian="normal"/>
    </style:style>
    <style:style style:name="P10" style:family="paragraph" style:parent-style-name="Standard">
      <style:paragraph-properties fo:margin-top="0.0071in" fo:margin-bottom="0in" loext:contextual-spacing="false" fo:line-height="100%"/>
      <style:text-properties style:font-name="Segoe UI" fo:font-size="9.5pt" fo:font-style="normal" fo:font-weight="normal" style:font-size-asian="9.5pt" style:font-style-asian="normal" style:font-weight-asian="normal"/>
    </style:style>
    <style:style style:name="P11" style:family="paragraph" style:parent-style-name="Standard">
      <style:paragraph-properties fo:margin-left="0.0835in" fo:margin-right="0.3252in" fo:line-height="117%" fo:text-indent="0in" style:auto-text-indent="false"/>
    </style:style>
    <style:style style:name="P12" style:family="paragraph" style:parent-style-name="Standard">
      <style:paragraph-properties fo:margin-left="0.0835in" fo:margin-right="0.2957in" fo:line-height="117%" fo:text-align="justify" style:justify-single-word="false" fo:text-indent="0in" style:auto-text-indent="false"/>
    </style:style>
    <style:style style:name="P13" style:family="paragraph" style:parent-style-name="Standard">
      <style:paragraph-properties fo:margin-left="0.0835in" fo:margin-right="0.1244in" fo:line-height="117%" fo:text-indent="0in" style:auto-text-indent="false"/>
    </style:style>
    <style:style style:name="P14" style:family="paragraph" style:parent-style-name="Standard">
      <style:paragraph-properties fo:margin-top="0.0055in" fo:margin-bottom="0in" loext:contextual-spacing="false" fo:line-height="100%"/>
      <style:text-properties style:font-name="Segoe UI" fo:font-size="8pt" fo:font-style="normal" fo:font-weight="normal" style:font-size-asian="8pt" style:font-style-asian="normal" style:font-weight-asian="normal"/>
    </style:style>
    <style:style style:name="P15" style:family="paragraph" style:parent-style-name="Standard">
      <style:paragraph-properties fo:margin-top="0.0055in" fo:margin-bottom="0in" loext:contextual-spacing="false" fo:line-height="100%"/>
      <style:text-properties style:font-name="Segoe UI" fo:font-size="9.5pt" fo:font-style="normal" fo:font-weight="normal" style:font-size-asian="9.5pt" style:font-style-asian="normal" style:font-weight-asian="normal"/>
    </style:style>
    <style:style style:name="P16" style:family="paragraph" style:parent-style-name="Standard">
      <style:paragraph-properties fo:margin-left="0.0693in" fo:margin-right="0in" fo:line-height="117%" fo:text-indent="0in" style:auto-text-indent="false"/>
    </style:style>
    <style:style style:name="P17" style:family="paragraph" style:parent-style-name="Standard">
      <style:paragraph-properties fo:margin-left="0.0693in" fo:margin-right="0in" fo:margin-top="0.1634in" fo:margin-bottom="0in" loext:contextual-spacing="false" fo:line-height="100%" fo:text-indent="0in" style:auto-text-indent="false"/>
    </style:style>
    <style:style style:name="P18" style:family="paragraph" style:parent-style-name="Standard">
      <style:paragraph-properties fo:margin-left="0.0693in" fo:margin-right="0in" fo:margin-top="0.0008in" fo:margin-bottom="0in" loext:contextual-spacing="false" fo:line-height="117%" fo:text-indent="0in" style:auto-text-indent="false"/>
    </style:style>
    <style:style style:name="P19" style:family="paragraph" style:parent-style-name="Standard">
      <style:paragraph-properties fo:margin-left="0.0693in" fo:margin-right="0in" fo:margin-top="0.0008in" fo:margin-bottom="0in" loext:contextual-spacing="false" fo:line-height="100%" fo:text-indent="0in" style:auto-text-indent="false"/>
    </style:style>
    <style:style style:name="P20" style:family="paragraph" style:parent-style-name="Standard">
      <style:paragraph-properties fo:margin-left="0.0693in" fo:margin-right="0.1689in" fo:line-height="117%" fo:text-indent="0in" style:auto-text-indent="false"/>
    </style:style>
    <style:style style:name="P21" style:family="paragraph" style:parent-style-name="Standard">
      <style:paragraph-properties fo:margin-left="0.0693in" fo:margin-right="0.1689in" fo:margin-top="0.0008in" fo:margin-bottom="0in" loext:contextual-spacing="false" fo:line-height="117%" fo:text-indent="0in" style:auto-text-indent="false"/>
    </style:style>
    <style:style style:name="P22" style:family="paragraph" style:parent-style-name="Standard">
      <style:paragraph-properties fo:margin-left="0.0693in" fo:margin-right="0.0756in" fo:line-height="117%" fo:text-indent="0in" style:auto-text-indent="false"/>
      <style:text-properties officeooo:paragraph-rsid="000aba13"/>
    </style:style>
    <style:style style:name="P23" style:family="paragraph" style:parent-style-name="Standard">
      <style:paragraph-properties fo:margin-left="0.0693in" fo:margin-right="0.0756in" fo:margin-top="0.0008in" fo:margin-bottom="0in" loext:contextual-spacing="false" fo:line-height="117%" fo:text-indent="0in" style:auto-text-indent="false"/>
    </style:style>
    <style:style style:name="P24" style:family="paragraph" style:parent-style-name="Standard">
      <style:paragraph-properties fo:margin-left="0.0693in" fo:margin-right="0.072in" fo:line-height="117%" fo:text-indent="0in" style:auto-text-indent="false"/>
    </style:style>
    <style:style style:name="P25" style:family="paragraph" style:parent-style-name="Standard">
      <style:paragraph-properties fo:margin-top="0.0047in" fo:margin-bottom="0in" loext:contextual-spacing="false" fo:line-height="100%"/>
      <style:text-properties style:font-name="Segoe UI" fo:font-size="9.5pt" fo:font-style="normal" fo:font-weight="normal" style:font-size-asian="9.5pt" style:font-style-asian="normal" style:font-weight-asian="normal"/>
    </style:style>
    <style:style style:name="P26" style:family="paragraph" style:parent-style-name="Standard">
      <style:paragraph-properties fo:margin-top="0.0028in" fo:margin-bottom="0in" loext:contextual-spacing="false" fo:line-height="100%"/>
      <style:text-properties style:font-name="Segoe UI" fo:font-size="9.5pt" fo:font-style="normal" fo:font-weight="normal" style:font-size-asian="9.5pt" style:font-style-asian="normal" style:font-weight-asian="normal"/>
    </style:style>
    <style:style style:name="P27" style:family="paragraph" style:parent-style-name="Standard">
      <style:paragraph-properties fo:margin-top="0.0075in" fo:margin-bottom="0in" loext:contextual-spacing="false" fo:line-height="100%"/>
      <style:text-properties style:font-name="Segoe UI" fo:font-size="7.5pt" fo:font-style="normal" fo:font-weight="normal" style:font-size-asian="7.5pt" style:font-style-asian="normal" style:font-weight-asian="normal"/>
    </style:style>
    <style:style style:name="P28" style:family="paragraph" style:parent-style-name="Standard">
      <style:paragraph-properties fo:margin-left="0.0693in" fo:margin-right="0.0508in" fo:line-height="117%" fo:text-indent="0in" style:auto-text-indent="false"/>
    </style:style>
    <style:style style:name="P29" style:family="paragraph" style:parent-style-name="Standard">
      <style:paragraph-properties fo:margin-left="0.0693in" fo:margin-right="0.1925in" fo:margin-top="0.0008in" fo:margin-bottom="0in" loext:contextual-spacing="false" fo:line-height="117%" fo:text-indent="0in" style:auto-text-indent="false"/>
    </style:style>
    <style:style style:name="P30" style:family="paragraph" style:parent-style-name="Standard">
      <style:paragraph-properties fo:margin-left="0.0693in" fo:margin-right="0.0854in" fo:margin-top="0.0008in" fo:margin-bottom="0in" loext:contextual-spacing="false" fo:line-height="117%" fo:text-indent="0in" style:auto-text-indent="false"/>
    </style:style>
    <style:style style:name="P31" style:family="paragraph" style:parent-style-name="Standard">
      <style:paragraph-properties fo:margin-left="0.0693in" fo:margin-right="0.1189in" fo:line-height="117%" fo:text-align="justify" style:justify-single-word="false" fo:text-indent="0in" style:auto-text-indent="false"/>
    </style:style>
    <style:style style:name="P32" style:family="paragraph" style:parent-style-name="Standard">
      <style:paragraph-properties fo:margin-left="0.0693in" fo:margin-right="0.1083in" fo:line-height="117%" fo:text-indent="0in" style:auto-text-indent="false"/>
    </style:style>
    <style:style style:name="T1" style:family="text">
      <style:text-properties style:font-name="Segoe UI" fo:font-size="21pt" fo:font-weight="normal" style:font-size-asian="21pt" style:font-weight-asian="normal"/>
    </style:style>
    <style:style style:name="T2" style:family="text">
      <style:text-properties style:font-name="Segoe UI" fo:font-size="15.5pt" fo:font-weight="normal" style:font-size-asian="15.5pt" style:font-weight-asian="normal"/>
    </style:style>
    <style:style style:name="T3" style:family="text">
      <style:text-properties style:font-name="Segoe UI" fo:font-size="10.5pt" fo:letter-spacing="-0.002in" fo:font-weight="normal" style:font-size-asian="10.5pt" style:font-weight-asian="normal"/>
    </style:style>
    <style:style style:name="T4" style:family="text">
      <style:text-properties style:font-name="Segoe UI" fo:font-size="10.5pt" fo:letter-spacing="-0.002in" fo:font-style="normal" fo:font-weight="normal" style:font-size-asian="10.5pt" style:font-style-asian="normal" style:font-weight-asian="normal"/>
    </style:style>
    <style:style style:name="T5" style:family="text">
      <style:text-properties style:font-name="Segoe UI" fo:font-size="10.5pt" fo:letter-spacing="-0.002in" fo:font-style="normal" fo:font-weight="normal" officeooo:rsid="0007eb41" style:font-size-asian="10.5pt" style:font-style-asian="normal" style:font-weight-asian="normal"/>
    </style:style>
    <style:style style:name="T6" style:family="text">
      <style:text-properties style:font-name="Segoe UI" fo:font-size="10.5pt" fo:letter-spacing="-0.002in" fo:font-style="normal" fo:font-weight="normal" officeooo:rsid="0008ff54" style:font-size-asian="10.5pt" style:font-style-asian="normal" style:font-weight-asian="normal"/>
    </style:style>
    <style:style style:name="T7" style:family="text">
      <style:text-properties style:font-name="Segoe UI" fo:font-size="10.5pt" fo:letter-spacing="normal" fo:font-style="normal" fo:font-weight="normal" style:font-size-asian="10.5pt" style:font-style-asian="normal" style:font-weight-asian="normal"/>
    </style:style>
    <style:style style:name="T8" style:family="text">
      <style:text-properties style:font-name="Segoe UI" fo:font-size="10.5pt" fo:letter-spacing="normal" fo:font-style="normal" fo:font-weight="normal" officeooo:rsid="0007eb41" style:font-size-asian="10.5pt" style:font-style-asian="normal" style:font-weight-asian="normal"/>
    </style:style>
    <style:style style:name="T9" style:family="text">
      <style:text-properties style:font-name="Segoe UI" fo:font-size="10.5pt" fo:letter-spacing="normal" fo:font-style="normal" fo:font-weight="normal" officeooo:rsid="0008ff54" style:font-size-asian="10.5pt" style:font-style-asian="normal" style:font-weight-asian="normal"/>
    </style:style>
    <style:style style:name="T10" style:family="text">
      <style:text-properties style:font-name="Segoe UI" fo:font-size="10.5pt" fo:letter-spacing="normal" fo:font-style="normal" fo:font-weight="normal" officeooo:rsid="000a2abe" style:font-size-asian="10.5pt" style:font-style-asian="normal" style:font-weight-asian="normal"/>
    </style:style>
    <style:style style:name="T11" style:family="text">
      <style:text-properties style:font-name="Segoe UI" fo:font-size="10.5pt" fo:letter-spacing="normal" fo:font-style="normal" fo:font-weight="normal" officeooo:rsid="000aba13" style:font-size-asian="10.5pt" style:font-style-asian="normal" style:font-weight-asian="normal"/>
    </style:style>
    <style:style style:name="T12" style:family="text">
      <style:text-properties style:font-name="Segoe UI" fo:font-size="10.5pt" fo:letter-spacing="normal" fo:font-style="normal" fo:font-weight="normal" officeooo:rsid="000b0a49" style:font-size-asian="10.5pt" style:font-style-asian="normal" style:font-weight-asian="normal"/>
    </style:style>
    <style:style style:name="T13" style:family="text">
      <style:text-properties style:font-name="Segoe UI" fo:font-size="10.5pt" fo:letter-spacing="normal" fo:font-style="normal" fo:font-weight="normal" officeooo:rsid="000b4fc0" style:font-size-asian="10.5pt" style:font-style-asian="normal" style:font-weight-asian="normal"/>
    </style:style>
    <style:style style:name="T14" style:family="text">
      <style:text-properties style:font-name="Segoe UI" fo:font-size="10.5pt" fo:letter-spacing="normal" fo:font-style="normal" fo:font-weight="normal" officeooo:rsid="000b9c35" style:font-size-asian="10.5pt" style:font-style-asian="normal" style:font-weight-asian="normal"/>
    </style:style>
    <style:style style:name="T15" style:family="text">
      <style:text-properties style:font-name="Segoe UI" fo:font-size="10.5pt" fo:letter-spacing="-0.0028in" fo:font-style="normal" fo:font-weight="normal" style:font-size-asian="10.5pt" style:font-style-asian="normal" style:font-weight-asian="normal"/>
    </style:style>
    <style:style style:name="T16" style:family="text">
      <style:text-properties style:font-name="Segoe UI" fo:font-size="10.5pt" fo:letter-spacing="-0.0028in" fo:font-style="normal" fo:font-weight="normal" officeooo:rsid="0007eb41" style:font-size-asian="10.5pt" style:font-style-asian="normal" style:font-weight-asian="normal"/>
    </style:style>
    <style:style style:name="T17" style:family="text">
      <style:text-properties style:font-name="Segoe UI" fo:font-size="10.5pt" fo:letter-spacing="-0.0028in" fo:font-style="normal" fo:font-weight="normal" officeooo:rsid="000a2abe" style:font-size-asian="10.5pt" style:font-style-asian="normal" style:font-weight-asian="normal"/>
    </style:style>
    <style:style style:name="T18" style:family="text">
      <style:text-properties style:font-name="Segoe UI" fo:font-size="10.5pt" fo:letter-spacing="-0.0028in" fo:font-style="normal" fo:font-weight="normal" officeooo:rsid="000aba13" style:font-size-asian="10.5pt" style:font-style-asian="normal" style:font-weight-asian="normal"/>
    </style:style>
    <style:style style:name="T19" style:family="text">
      <style:text-properties style:font-name="Segoe UI" fo:font-size="10.5pt" fo:letter-spacing="-0.0028in" fo:font-style="normal" fo:font-weight="normal" officeooo:rsid="000b9c35" style:font-size-asian="10.5pt" style:font-style-asian="normal" style:font-weight-asian="normal"/>
    </style:style>
    <style:style style:name="T20" style:family="text">
      <style:text-properties style:font-name="Segoe UI" fo:font-size="10.5pt" fo:letter-spacing="-0.0055in" fo:font-style="normal" fo:font-weight="normal" style:font-size-asian="10.5pt" style:font-style-asian="normal" style:font-weight-asian="normal"/>
    </style:style>
    <style:style style:name="T21" style:family="text">
      <style:text-properties style:font-name="Segoe UI" fo:font-size="10.5pt" fo:letter-spacing="-0.0043in" fo:font-style="normal" fo:font-weight="normal" style:font-size-asian="10.5pt" style:font-style-asian="normal" style:font-weight-asian="normal"/>
    </style:style>
    <style:style style:name="T22" style:family="text">
      <style:text-properties style:font-name="Segoe UI" fo:font-size="10.5pt" fo:letter-spacing="-0.0043in" fo:font-style="normal" fo:font-weight="normal" officeooo:rsid="0008ff54" style:font-size-asian="10.5pt" style:font-style-asian="normal" style:font-weight-asian="normal"/>
    </style:style>
    <style:style style:name="T23" style:family="text">
      <style:text-properties style:font-name="Segoe UI" fo:font-size="10.5pt" fo:letter-spacing="-0.0035in" fo:font-style="normal" fo:font-weight="normal" style:font-size-asian="10.5pt" style:font-style-asian="normal" style:font-weight-asian="normal"/>
    </style:style>
    <style:style style:name="T24" style:family="text">
      <style:text-properties style:font-name="Segoe UI" fo:font-size="10.5pt" fo:letter-spacing="-0.0035in" fo:font-style="normal" fo:font-weight="normal" officeooo:rsid="0007eb41" style:font-size-asian="10.5pt" style:font-style-asian="normal" style:font-weight-asian="normal"/>
    </style:style>
    <style:style style:name="T25" style:family="text">
      <style:text-properties style:font-name="Segoe UI" fo:font-size="10.5pt" fo:letter-spacing="0.0008in" fo:font-style="normal" fo:font-weight="normal" style:font-size-asian="10.5pt" style:font-style-asian="normal" style:font-weight-asian="normal"/>
    </style:style>
    <style:style style:name="T26" style:family="text">
      <style:text-properties style:font-name="Segoe UI" fo:font-size="10.5pt" fo:letter-spacing="-0.0047in" fo:font-style="normal" fo:font-weight="normal" style:font-size-asian="10.5pt" style:font-style-asian="normal" style:font-weight-asian="normal"/>
    </style:style>
    <style:style style:name="T27" style:family="text">
      <style:text-properties style:font-name="Segoe UI" fo:font-size="10.5pt" fo:letter-spacing="-0.0047in" fo:font-style="normal" fo:font-weight="normal" officeooo:rsid="0007eb41" style:font-size-asian="10.5pt" style:font-style-asian="normal" style:font-weight-asian="normal"/>
    </style:style>
    <style:style style:name="T28" style:family="text">
      <style:text-properties style:font-name="Segoe UI" fo:font-size="10.5pt" fo:font-weight="normal" style:font-size-asian="10.5pt" style:font-weight-asian="normal"/>
    </style:style>
    <style:style style:name="T29" style:family="text">
      <style:text-properties style:font-name="Segoe UI" fo:font-size="10.5pt" fo:font-weight="normal" officeooo:rsid="0007eb41" style:font-size-asian="10.5pt" style:font-weight-asian="normal"/>
    </style:style>
    <style:style style:name="T30" style:family="text">
      <style:text-properties style:font-name="Segoe UI" fo:font-size="10.5pt" fo:font-weight="normal" officeooo:rsid="000aba13" style:font-size-asian="10.5pt" style:font-weight-asian="normal"/>
    </style:style>
    <style:style style:name="T31" style:family="text">
      <style:text-properties style:font-name="Segoe UI" fo:font-size="10.5pt" fo:font-weight="normal" officeooo:rsid="000b0a49" style:font-size-asian="10.5pt" style:font-weight-asian="normal"/>
    </style:style>
    <style:style style:name="T32" style:family="text">
      <style:text-properties style:font-name="Segoe UI" fo:font-size="10.5pt" fo:font-weight="normal" officeooo:rsid="000b4fc0" style:font-size-asian="10.5pt" style:font-weight-asian="normal"/>
    </style:style>
    <style:style style:name="T33" style:family="text">
      <style:text-properties style:font-name="Segoe UI" fo:font-size="10.5pt" fo:letter-spacing="-0.0071in" fo:font-style="normal" fo:font-weight="normal" style:font-size-asian="10.5pt" style:font-style-asian="normal" style:font-weight-asian="normal"/>
    </style:style>
    <style:style style:name="T34" style:family="text">
      <style:text-properties style:font-name="Segoe UI" fo:font-size="10.5pt" fo:letter-spacing="0.0016in" fo:font-style="normal" fo:font-weight="normal" style:font-size-asian="10.5pt" style:font-style-asian="normal" style:font-weight-asian="normal"/>
    </style:style>
    <style:style style:name="T35" style:family="text">
      <style:text-properties style:font-name="Segoe UI" fo:font-size="10.5pt" fo:letter-spacing="-0.0063in" fo:font-style="normal" fo:font-weight="normal" style:font-size-asian="10.5pt" style:font-style-asian="normal" style:font-weight-asian="normal"/>
    </style:style>
    <style:style style:name="T36" style:family="text">
      <style:text-properties style:font-name="Segoe UI" fo:font-size="10.5pt" fo:letter-spacing="-0.0016in" fo:font-style="normal" fo:font-weight="normal" style:font-size-asian="10.5pt" style:font-style-asian="normal" style:font-weight-asian="normal"/>
    </style:style>
    <style:style style:name="T37" style:family="text">
      <style:text-properties style:font-name="Segoe UI" fo:font-size="10.5pt" fo:letter-spacing="0.0346in" fo:font-style="normal" fo:font-weight="normal" style:font-size-asian="10.5pt" style:font-style-asian="normal" style:font-weight-asian="normal"/>
    </style:style>
    <style:style style:name="fr1" style:family="graphic" style:parent-style-name="Frame">
      <style:graphic-properties style:run-through="background" style:wrap="run-through" style:number-wrapped-paragraphs="no-limit" style:vertical-pos="from-top" style:vertical-rel="page" style:horizontal-pos="from-left" style:horizontal-rel="page" fo:background-color="#ffffff" style:background-transparency="100%" draw:fill="solid" draw:fill-color="#ffffff" draw:opacity="0%" fo:padding="0in" fo:border="0.74pt solid #000000"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Chapter 15</text:span></text:p>
      <text:p text:style-name="P4"><text:span text:style-name="T2">Kit's still mad</text:span></text:p>
      <text:p text:style-name="P7"><text:span text:style-name="T3"><text:tab/>Kit </text:span><text:span text:style-name="T7">sits </text:span><text:span text:style-name="T4">in </text:span><text:span text:style-name="T7">the </text:span><text:span text:style-name="T15">couch </text:span><text:span text:style-name="T7">waiting on </text:span><text:span text:style-name="T20">Angie's </text:span><text:span text:style-name="T21">answer. </text:span><text:span text:style-name="T7">After </text:span><text:span text:style-name="T4">sighing, Angie </text:span><text:span text:style-name="T7">says, </text:span><text:span text:style-name="T8">“Kit so is this a yes?”</text:span><text:span text:style-name="T7"> </text:span><text:span text:style-name="T4">Kit </text:span><text:span text:style-name="T7">shrugs and says, </text:span><text:span text:style-name="T8">“I ain't answered you yet”</text:span><text:span text:style-name="T7"> </text:span><text:span text:style-name="T4">Angie smiles </text:span><text:span text:style-name="T7">and says, </text:span><text:span text:style-name="T8">“Well your mom is waiting on </text:span><text:span text:style-name="T9">an answer</text:span><text:span text:style-name="T8">. I sort of already asked them if I could”</text:span><text:span text:style-name="T15"> Kit</text:span><text:span text:style-name="T7"> shrugs and says, </text:span><text:span text:style-name="T27">“Tell them I'll see. I just don't want to spend the rest of my life with someone I'm not sure if they really love me or because I'm safe and they've always known me”</text:span></text:p>
      <text:p text:style-name="P9"/>
      <text:p text:style-name="P3"><text:span text:style-name="T28"><text:tab/>Angie groans and says, </text:span><text:span text:style-name="T29">“Why won't you answer me?”</text:span><text:span text:style-name="T28"> Kit shakes her head and says, </text:span><text:span text:style-name="T29">“If you start to understand come to my room. Otherwise go fuck yourself”</text:span><text:span text:style-name="T28"> Kit leaves mad. Angie shakes her head frustrated.</text:span></text:p>
      <text:p text:style-name="P9"/>
      <text:p text:style-name="P11"><text:span text:style-name="T28"><text:tab/>Kit lays down on her bed very mad. When she hears a knock. Thinking it's Jessy. Kit says, </text:span><text:span text:style-name="T29">“Come on in”</text:span><text:span text:style-name="T28"> But sees Angie open the door and walk in.</text:span></text:p>
      <text:p text:style-name="P9"/>
      <text:p text:style-name="P12"><text:span text:style-name="T3"><text:tab/>Kit lets </text:span><text:span text:style-name="T7">out a </text:span><text:span text:style-name="T4">growl. Angie </text:span><text:span text:style-name="T21">don't </text:span><text:span text:style-name="T15">blink </text:span><text:span text:style-name="T7">she just says, </text:span><text:span text:style-name="T8">“Kit”</text:span><text:span text:style-name="T4"> Kit </text:span><text:span text:style-name="T21">don't </text:span><text:span text:style-name="T7">give her a </text:span><text:span text:style-name="T4">chance </text:span><text:span text:style-name="T7">to say anything she just says, </text:span><text:span text:style-name="T8">“Angie no I don't want to watch you fuck yourself”</text:span><text:span text:style-name="T4"> Angie is </text:span><text:span text:style-name="T7">mad that </text:span><text:span text:style-name="T4">Kit </text:span><text:span text:style-name="T23">won't </text:span><text:span text:style-name="T15">let </text:span><text:span text:style-name="T7">this go but says, </text:span><text:span text:style-name="T8">“Kit I'm sorry. I just don't get what your mad about”</text:span></text:p>
      <text:p text:style-name="P9"/>
      <text:p text:style-name="P13"><text:span text:style-name="T3"><text:tab/>Kit </text:span><text:span text:style-name="T7">sits up and says, </text:span><text:span text:style-name="T8">“Angie you where proposing to me. Which means you where suppose to sweep me off my feet”</text:span><text:span text:style-name="T4"> Angie </text:span><text:span text:style-name="T15">replies, “I tried”</text:span><text:span text:style-name="T4"> Kit </text:span><text:span text:style-name="T7">says, </text:span><text:span text:style-name="T8">“No Angie you tried to put on a huge show, </text:span><text:span text:style-name="T10">s</text:span><text:span text:style-name="T8">o everyone will see how much you have. You have money, your part owner of a club. So you spending lots of money on something. Is like a radio host saying </text:span><text:span text:style-name="T10">the name of someone they like</text:span><text:span text:style-name="T8"> on the air. It's a nice jester but don't put out any effort. Now if someone who's never on the air would do that it's a very nice jester”</text:span><text:span text:style-name="T7"> </text:span><text:span text:style-name="T4">Angie </text:span><text:span text:style-name="T15">replies, </text:span><text:span text:style-name="T16">“I tried to make a huge gesture. To show you how much I cared for you”</text:span><text:span text:style-name="T15"> </text:span><text:span text:style-name="T4">Kit </text:span><text:span text:style-name="T7">sighs and says, </text:span><text:span text:style-name="T8">“Angie all you did was embarrassed me. I hate being put in the spot light. You've known me since we where pups. So I'd think you'd known that”</text:span></text:p>
      <text:p text:style-name="P9"/>
      <text:p text:style-name="P8"><text:span text:style-name="T3"><text:tab/>Angie </text:span><text:span text:style-name="T7">thinks </text:span><text:span text:style-name="T15">back </text:span><text:span text:style-name="T7">to her graduation. </text:span><text:span text:style-name="T4">Kit </text:span><text:span text:style-name="T7">had her head </text:span><text:span text:style-name="T4">down </text:span><text:span text:style-name="T7">and hurried </text:span><text:span text:style-name="T4">across </text:span><text:span text:style-name="T7">the stage. </text:span><text:span text:style-name="T4">Then </text:span><text:span text:style-name="T7">at the graduation </text:span><text:span text:style-name="T4">dinner </text:span><text:span text:style-name="T7">she tried to be </text:span><text:span text:style-name="T4">alone. Angie </text:span><text:span text:style-name="T15">finally </text:span><text:span text:style-name="T7">says, </text:span><text:span text:style-name="T8">“I always thought you where just being cool and showing you didn't care and had other things to do”</text:span><text:span text:style-name="T20"> </text:span><text:span text:style-name="T4">Kit growls </text:span><text:span text:style-name="T7">and says, </text:span><text:span text:style-name="T8">“So you didn't even know I'm a</text:span><text:span text:style-name="T10"> </text:span><text:span text:style-name="T8">dork?”</text:span><text:span text:style-name="T4"> Angie looks </text:span><text:span text:style-name="T7">at her and says, </text:span><text:span text:style-name="T8">“Now I'm getting mad. Kit you are no dork. Dorks stay to themselves while everyone else is having fun. They never”</text:span><text:span text:style-name="T7"> </text:span><text:span text:style-name="T4">She </text:span><text:span text:style-name="T7">frowns and says, </text:span><text:span text:style-name="T8">“Your shy and have friends so</text:span><text:span text:style-name="T10">.</text:span><text:span text:style-name="T8">..”</text:span><text:span text:style-name="T7"> </text:span><text:span text:style-name="T4">Kit </text:span><text:span text:style-name="T7">groans and says, </text:span><text:span text:style-name="T8">“Angie, you where my only friend. I got picked on a lot”</text:span><text:span text:style-name="T7"> </text:span><text:span text:style-name="T4">Angie bows down </text:span><text:span text:style-name="T7">and says, </text:span><text:span text:style-name="T8">“Sorry Kit. But hey look at it now. Your flirting with a cute rabbit with some huge tits”</text:span><text:span text:style-name="T7"> </text:span><text:span text:style-name="T4">Kit smiles </text:span><text:span text:style-name="T7">and says, </text:span><text:span text:style-name="T8">“I'm friends with her”</text:span><text:span text:style-name="T7"> </text:span><text:span text:style-name="T4">Angie </text:span><text:span text:style-name="T15">rolls </text:span><text:span text:style-name="T7">her eyes and says, </text:span><text:span text:style-name="T8">“Yeah. I have lots of friends like that”</text:span><text:span text:style-name="T7"> </text:span><text:span text:style-name="T4">Kit </text:span><text:span text:style-name="T7">frowns and says, </text:span><text:span text:style-name="T8">“What does that mean?”</text:span><text:span text:style-name="T4"> Angie leans in </text:span><text:span text:style-name="T7">and says, </text:span><text:span text:style-name="T8">“Didn't you fuck her? </text:span><text:span text:style-name="T10">And she sends </text:span><text:span text:style-name="T11">you </text:span><text:span text:style-name="T10">pictures of her topless every Friday?</text:span><text:span text:style-name="T8">”</text:span><text:span text:style-name="T7"> </text:span><text:span text:style-name="T4">Kit </text:span><text:span text:style-name="T7">thinks and says, </text:span><text:span text:style-name="T8">“I can't remember. </text:span><text:span text:style-name="T11">And how do you know what I get on my phone</text:span><text:span text:style-name="T8">”</text:span><text:span text:style-name="T4"> Angie </text:span><text:span text:style-name="T7">nods and says, </text:span><text:span text:style-name="T8">“See. You just fuck and leave. You don't even bother keeping track. </text:span><text:span text:style-name="T11">And I’m usually looking over your shoulder when you get them</text:span><text:span text:style-name="T8">”</text:span><text:span text:style-name="T7"> </text:span><text:span text:style-name="T4">Kit </text:span><text:span text:style-name="T7">shakes her head and says, </text:span><text:span text:style-name="T8">“Angie, please leave me alone”</text:span><text:span text:style-name="T21"> </text:span><text:span text:style-name="T4">Angie </text:span><text:span text:style-name="T7">nods and</text:span><text:span text:style-name="T15"> </text:span><text:span text:style-name="T4">leaves.</text:span></text:p>
      <text:p text:style-name="P14"/>
      <text:p text:style-name="P5"><text:span text:style-name="T2">Child support</text:span></text:p>
      <text:p text:style-name="P7"><text:span text:style-name="T28"><text:tab/>Vicky </text:span><text:span text:style-name="T30">w</text:span><text:span text:style-name="T23">alks </text:span><text:span text:style-name="T7">into her and </text:span><text:span text:style-name="T15">Beth's </text:span><text:span text:style-name="T7">house </text:span><text:span text:style-name="T4">holding </text:span><text:span text:style-name="T7">hands with Beth. Vicky </text:span><text:span text:style-name="T15">closes </text:span><text:span text:style-name="T7">the </text:span><text:span text:style-name="T4">door </text:span><text:span text:style-name="T7">and says, </text:span><text:span text:style-name="T8">“So Beth. How did you like the holler?”</text:span><text:span text:style-name="T15"> </text:span><text:span text:style-name="T7">Beth </text:span><text:span text:style-name="T4">smiles </text:span><text:span text:style-name="T7">and says, </text:span><text:span text:style-name="T8">“You're just now asking me? We've been home for a day now”</text:span><text:span text:style-name="T7"> Vicky shrugs and says, </text:span><text:span text:style-name="T8">“Well after that disaster we just saw. It got me thinking about putting people on the spot”</text:span><text:span text:style-name="T7"> Beth kisses her and says, </text:span><text:span text:style-name="T8">“No you didn't put me on the spot. This is natural progression. I was going </text:span><text:soft-page-break/><text:span text:style-name="T8">to have to meet your family at some point, </text:span><text:span text:style-name="T10">a</text:span><text:span text:style-name="T8">nd your going to have to meet mine”</text:span><text:span text:style-name="T21"> </text:span><text:span text:style-name="T7">Vicky </text:span><text:span text:style-name="T4">smiles </text:span><text:span text:style-name="T7">and </text:span><text:span text:style-name="T15">replies, </text:span><text:span text:style-name="T17">“I can't wait”</text:span><text:span text:style-name="T28"> Beth replies, </text:span><text:span text:style-name="T29">“You ain't worried?”</text:span><text:span text:style-name="T28"> Vicky shakes her head.</text:span></text:p>
      <text:p text:style-name="P10"/>
      <text:p text:style-name="P20"><text:span text:style-name="T28"><text:tab/>Beth </text:span><text:span text:style-name="T4">smiles </text:span><text:span text:style-name="T7">and says, </text:span><text:span text:style-name="T8">“Well if you'd like. I can arrange it so you can meet them this weekend. They've been wanting </text:span><text:span text:style-name="T11">me </text:span><text:span text:style-name="T8">to come home for some time”</text:span><text:span text:style-name="T23"> </text:span><text:span text:style-name="T7">Vicky </text:span><text:span text:style-name="T4">smiles </text:span><text:span text:style-name="T7">and asks, </text:span><text:span text:style-name="T8">“Do they know about you liking girls?”</text:span><text:span text:style-name="T4"> </text:span><text:span text:style-name="T7">Beth nods, </text:span><text:span text:style-name="T8">“They didn't like the idea that I wasn't going to have babies. Since well they really want grand kids. They kicked me out and everything but then my sister Candy got pregnant by a married man. The</text:span><text:span text:style-name="T11">n the</text:span><text:span text:style-name="T8">y sort of forgot about mine. They started to accept it soon after and even apologized”</text:span><text:span text:style-name="T15"> </text:span><text:span text:style-name="T7">Vicky nods and asks, </text:span><text:span text:style-name="T8">“What happened to Candy and her baby?”</text:span><text:span text:style-name="T23"> </text:span><text:span text:style-name="T7">Beth shrugs </text:span><text:span text:style-name="T4">replying, </text:span><text:span text:style-name="T8">“His wife found out about it when he was writing a child support check. She divorced him. He went to Candy thinking she'd let him stay with her but she was still mad about him being married. So he ended up living in a cheap apartment paying child support to her”</text:span></text:p>
      <text:p text:style-name="P9"/>
      <text:p text:style-name="P20"><text:span text:style-name="T28">Vicky nods and says, </text:span><text:span text:style-name="T29">“Did she ever find someone else?”</text:span><text:span text:style-name="T15"> </text:span><text:span text:style-name="T7">Beth </text:span><text:span text:style-name="T15">replies, </text:span><text:span text:style-name="T16">“Nope. She's still pissed at him so getting his checks every month makes her think she has power over him. </text:span><text:span text:style-name="T18">Now</text:span><text:span text:style-name="T16"> she got fat and basically lives like that </text:span><text:span text:style-name="T18">happily</text:span><text:span text:style-name="T16">”</text:span><text:span text:style-name="T7"> Vicky thinking that sounds mean of her asks, </text:span><text:span text:style-name="T8">“You mean she lives on those checks?”</text:span><text:span text:style-name="T4"> </text:span><text:span text:style-name="T7">Beth nods, Vicky continues, </text:span><text:span text:style-name="T8">“What about her kid”</text:span><text:span text:style-name="T4"> </text:span><text:span text:style-name="T7">Beth </text:span><text:span text:style-name="T15">replies, </text:span><text:span text:style-name="T16">“Actually she miscarried but she got knocked up again by another man so she's getting two checks”</text:span><text:span text:style-name="T4"> </text:span><text:span text:style-name="T7">Vicky </text:span><text:span text:style-name="T4">leans in </text:span><text:span text:style-name="T7">and says, </text:span><text:span text:style-name="T8">“Beth that's fraud. That's illegal”</text:span><text:span text:style-name="T23"> </text:span><text:span text:style-name="T7">Beth </text:span><text:span text:style-name="T4">smiles </text:span><text:span text:style-name="T7">and says, </text:span><text:span text:style-name="T8">“I know but he's also a drug dealer and wants to avoid the cops. So he just pays her”</text:span><text:span text:style-name="T7"> Vicky shrugs and says, </text:span><text:span text:style-name="T8">“Sucks to be him”</text:span></text:p>
      <text:p text:style-name="P9"/>
      <text:p text:style-name="P22"><text:span text:style-name="T28">Vicky </text:span><text:span text:style-name="T36">laughs </text:span><text:span text:style-name="T7">and kisses Beth </text:span><text:span text:style-name="T15">before </text:span><text:span text:style-name="T7">saying, </text:span><text:span text:style-name="T8">“Well at least you don't</text:span><text:span text:style-name="T11"> </text:span><text:span text:style-name="T8">have to worry about me coming </text:span><text:span text:style-name="T11">to</text:span><text:span text:style-name="T8"> you</text:span><text:span text:style-name="T11"> </text:span><text:span text:style-name="T8">for that”</text:span></text:p>
      <text:p text:style-name="P22"><text:span text:style-name="T8"/></text:p>
      <text:p text:style-name="P22"><text:span text:style-name="T8"><text:tab/></text:span><text:span text:style-name="T33">She's </text:span><text:span text:style-name="T7">meaning </text:span><text:span text:style-name="T4">it </text:span><text:span text:style-name="T7">as a </text:span><text:span text:style-name="T4">joke </text:span><text:span text:style-name="T7">but Beth </text:span><text:span text:style-name="T4">looks </text:span><text:span text:style-name="T34">hurt </text:span><text:span text:style-name="T7">and says, </text:span><text:span text:style-name="T8">“Why?”</text:span><text:span text:style-name="T23"> </text:span><text:span text:style-name="T7">Vicky </text:span><text:span text:style-name="T15">rolls </text:span><text:span text:style-name="T7">her eyes not </text:span><text:span text:style-name="T15">believing </text:span><text:span text:style-name="T7">Beth </text:span><text:span text:style-name="T21">didn't</text:span><text:span text:style-name="T22"> </text:span><text:span text:style-name="T4">get </text:span><text:span text:style-name="T7">the </text:span><text:span text:style-name="T4">joke </text:span><text:span text:style-name="T7">and says, </text:span><text:span text:style-name="T8">“Beth we're both girls. It's impossible for you to make me pregnant and vise</text:span><text:span text:style-name="T11"> </text:span><text:span text:style-name="T8">versa”</text:span><text:span text:style-name="T7">, </text:span><text:span text:style-name="T11">s</text:span><text:span text:style-name="T4">he </text:span><text:span text:style-name="T7">pauses </text:span><text:span text:style-name="T15">for </text:span><text:span text:style-name="T7">a minute, </text:span><text:span text:style-name="T8">“Unless you where a boy at one time then</text:span><text:span text:style-name="T12">.</text:span><text:span text:style-name="T8">.. I sorta of need to know </text:span><text:span text:style-name="T12">if you still have active balls</text:span><text:span text:style-name="T8">”</text:span><text:span text:style-name="T7"> Beth </text:span><text:span text:style-name="T15">rolls </text:span><text:span text:style-name="T7">her eyes and says, </text:span><text:span text:style-name="T8">“No I was born a girl though at one time I wondered what it would be like to have a dick hanging between my legs. But I grew past that win I start getting boobs and learned I loved playing with them to much. That's also when I started wondering if I was gay. </text:span><text:span text:style-name="T12">Also the balls thing don’t work that way</text:span><text:span text:style-name="T8">”</text:span><text:span text:style-name="T7"> Vicky sighs and says, </text:span><text:span text:style-name="T8">“Beth your a shrink you know all you where doing was loving masturbation”</text:span><text:span text:style-name="T4">. </text:span><text:span text:style-name="T7">Beth </text:span><text:span text:style-name="T23">feels </text:span><text:span text:style-name="T7">sad that Vicky </text:span><text:span text:style-name="T21">didn't </text:span><text:span text:style-name="T7">think she was funny and says, </text:span><text:span text:style-name="T8">“I know that now but then I thought you where suppose to be turned on in the girls shower. Because all the other girls where covering themselves up. I didn't know that was just something you do”</text:span><text:span text:style-name="T20"> </text:span><text:span text:style-name="T7">Vicky laughs. Beth getting mad says, </text:span><text:span text:style-name="T8">“Hey I was twelve when I started getting them. How old where you?”</text:span><text:span text:style-name="T7"> Vicky </text:span><text:span text:style-name="T15">replies, </text:span><text:span text:style-name="T16">“Kit was nine and so was I. Sarah I think was nine also”</text:span><text:span text:style-name="T21"> </text:span><text:span text:style-name="T7">Beth now </text:span><text:span text:style-name="T15">feeling </text:span><text:span text:style-name="T7">embarrassed says, </text:span><text:span text:style-name="T8">“Twelve is completely normal”</text:span><text:span text:style-name="T7"> Vicky kisses her and says, </text:span><text:span text:style-name="T8">“I know. </text:span><text:span text:style-name="T12">Y</text:span><text:span text:style-name="T8">ou </text:span><text:span text:style-name="T12">of all people </text:span><text:span text:style-name="T8">would know”</text:span><text:span text:style-name="T4">, </text:span><text:span text:style-name="T15">feeling</text:span><text:span text:style-name="T23"> </text:span><text:span text:style-name="T4">bad.</text:span></text:p>
      <text:p text:style-name="P9"/>
      <text:p text:style-name="P24"><text:span text:style-name="T28"><text:tab/>Beth </text:span><text:span text:style-name="T4">changing </text:span><text:span text:style-name="T7">the </text:span><text:span text:style-name="T15">subject </text:span><text:span text:style-name="T7">says, </text:span><text:span text:style-name="T8">“So what do you want to eat?”</text:span><text:span text:style-name="T7"> Vicky shrugs and says, </text:span><text:span text:style-name="T8">“Ain't it kind of late?”</text:span><text:span text:style-name="T4"> </text:span><text:span text:style-name="T7">Beth shrugs and says, </text:span><text:span text:style-name="T8">“I get me something to eat at this time all the time. Anyway we don't go to bed till three or four in the morn'n”</text:span><text:span text:style-name="T21"> </text:span><text:span text:style-name="T4">She </text:span><text:span text:style-name="T7">then stops and says, </text:span><text:span text:style-name="T8">“Oh my God I'm talking like you”</text:span><text:span text:style-name="T23">, </text:span><text:span text:style-name="T7">putting </text:span><text:span text:style-name="T4">emphasis </text:span><text:span text:style-name="T7">on the vowels. Vicky </text:span><text:span text:style-name="T36">laughs </text:span><text:span text:style-name="T7">and says, </text:span><text:span text:style-name="T8">“It happens to everyone that spends two nights in the holler”, </text:span><text:span text:style-name="T12">sarcastically.</text:span><text:span text:style-name="T4"> </text:span><text:span text:style-name="T7">Beth shakes her </text:span><text:span text:style-name="T4">head, </text:span><text:span text:style-name="T5">“But I'm </text:span><text:span text:style-name="T6">an educated</text:span><text:span text:style-name="T5"> cat”</text:span><text:span text:style-name="T7"> Vicky </text:span><text:span text:style-name="T4">growls </text:span><text:span text:style-name="T7"><text:s/>knowing </text:span><text:span text:style-name="T4">if </text:span><text:span text:style-name="T7">that </text:span><text:span text:style-name="T12">it </text:span><text:span text:style-name="T7">was</text:span><text:span text:style-name="T12">n’t</text:span><text:span text:style-name="T7"> </text:span><text:span text:style-name="T9">an insult</text:span><text:span text:style-name="T7"> </text:span><text:span text:style-name="T12">but</text:span><text:span text:style-name="T7"> says, </text:span><text:span text:style-name="T8">“Hey I agreed to go to your fucking college”</text:span><text:span text:style-name="T26"> </text:span><text:span text:style-name="T7">Beth </text:span><text:span text:style-name="T15">closes </text:span><text:span text:style-name="T7">her eyes and says, </text:span><text:span text:style-name="T8">“I'm sorry about that Vicky I understand that probably</text:span><text:span text:style-name="T12"> </text:span><text:span text:style-name="T8">hurt your feeling and I agree that I was inconsiderate and sounded self centered implying that your not smart”</text:span><text:span text:style-name="T25"> </text:span><text:span text:style-name="T7">Vicky has he hand on her hip and </text:span><text:span text:style-name="T15">rolls </text:span><text:span text:style-name="T7">her eyes and says, </text:span><text:span text:style-name="T8">“A simple sorry would been enough”</text:span><text:span text:style-name="T7"> Beth points and says, </text:span><text:span text:style-name="T8">“You</text:span><text:span text:style-name="T9"> </text:span><text:span text:style-name="T8">and Kit both do that hand on the hip thing”</text:span><text:span text:style-name="T7"> Vicky </text:span><text:span text:style-name="T4">lets </text:span><text:soft-page-break/><text:span text:style-name="T7">out a </text:span><text:span text:style-name="T4">puff </text:span><text:span text:style-name="T7">frustrated and says, </text:span><text:span text:style-name="T8">“We get it</text:span><text:span text:style-name="T9"> </text:span><text:span text:style-name="T8">from our mom and Sarah does it to”</text:span><text:span text:style-name="T21"> </text:span><text:span text:style-name="T4">She </text:span><text:span text:style-name="T15">goes </text:span><text:span text:style-name="T7">into the bathroom so </text:span><text:span text:style-name="T23">she'll </text:span><text:span text:style-name="T7">have a </text:span><text:span text:style-name="T4">door </text:span><text:span text:style-name="T7">to</text:span><text:span text:style-name="T37"> </text:span><text:span text:style-name="T23">lock</text:span></text:p>
      <text:p text:style-name="Heading_20_2">Kit talks to her mom</text:p>
      <text:p text:style-name="P17"><text:span text:style-name="T3"><text:tab/>Kit is </text:span><text:span text:style-name="T36">laying </text:span><text:span text:style-name="T7">on her </text:span><text:span text:style-name="T4">bed </text:span><text:span text:style-name="T15">relaxed </text:span><text:span text:style-name="T4">reading </text:span><text:span text:style-name="T7">a </text:span><text:span text:style-name="T4">book </text:span><text:span text:style-name="T7">on her phone when someone </text:span><text:span text:style-name="T15">calls. </text:span><text:span text:style-name="T4">She </text:span><text:span text:style-name="T15">immediately </text:span><text:span text:style-name="T4">sees </text:span><text:span text:style-name="T21">it's </text:span><text:span text:style-name="T7">her </text:span><text:span text:style-name="T28">Mom. Kit sighs and answers it knowing that it has to be about the party.</text:span></text:p>
      <text:p text:style-name="P26"/>
      <text:p text:style-name="P18"><text:span text:style-name="T29"><text:tab/>“Hey mom”</text:span><text:span text:style-name="T28">, Kit says with a smile. Her mom answers with, “Hello Kit”, clearly happy and wanting to know something. Kit knows what it is and groans, </text:span><text:span text:style-name="T29">“OK mom. What is it?”, </text:span><text:span text:style-name="T31">e</text:span><text:span text:style-name="T28">ven though she knows what it is. She just don't want to say it unless she has to.</text:span></text:p>
      <text:p text:style-name="P27"/>
      <text:p text:style-name="P28"><text:span text:style-name="T28"><text:tab/>Her mom frustrated already says, </text:span><text:span text:style-name="T29">“OK. </text:span><text:span text:style-name="T31">L</text:span><text:span text:style-name="T29">et me here it. </text:span><text:span text:style-name="T31">H</text:span><text:span text:style-name="T29">ow did she ask?”</text:span><text:span text:style-name="T28"> Kit growls and says, </text:span><text:span text:style-name="T29">“Mom Angie embarrassed me to death”</text:span><text:span text:style-name="T28"> Her mom replies, </text:span><text:span text:style-name="T29">“Did you at least acknowledge that effort she put into it. She sent me pictures. She was a nervous wreck”</text:span><text:span text:style-name="T28"> Kit confused says, </text:span><text:span text:style-name="T29">“Angie </text:span><text:span text:style-name="T31">nervous</text:span><text:span text:style-name="T29">?”</text:span><text:span text:style-name="T28">, confused herself. Mom she embarrassed me to death. She should of known better to put me on the spot like that"</text:span></text:p>
      <text:p text:style-name="P9"/>
      <text:p text:style-name="P29"><text:span text:style-name="T28"><text:tab/>Her mom now mad at her says, </text:span><text:span text:style-name="T29">“Kit, Angie says she has to hear you wake up screaming still from the attack. She </text:span><text:span text:style-name="T32">also </text:span><text:span text:style-name="T29">feels really bad that she helped Julienne try to hurt you. Though she was the one injured. </text:span><text:span text:style-name="T32">S</text:span><text:span text:style-name="T29">he says, 'She still hears you at night wake up screaming because the night, Bill attacked you. So she decided to go against her first idea. </text:span><text:span text:style-name="T32">W</text:span><text:span text:style-name="T29">hich she wouldn't tell me what it was, </text:span><text:span text:style-name="T32">a</text:span><text:span text:style-name="T29">nd decided to recreate the prom you went to. With pictures that you have hidden under your bed and some that we bought but you didn't want”</text:span><text:span text:style-name="T7"> </text:span><text:span text:style-name="T4">Kit </text:span><text:span text:style-name="T15">replies, </text:span><text:span text:style-name="T16">“What would of that done?”</text:span><text:span text:style-name="T4"> </text:span><text:span text:style-name="T7">her mom </text:span><text:span text:style-name="T15">replies, </text:span><text:span text:style-name="T8">“She was hoping that it would replace your memory with something better”</text:span></text:p>
      <text:p text:style-name="P27"/>
      <text:p text:style-name="P20"><text:span text:style-name="T3"><text:tab/>Kit remembers </text:span><text:span text:style-name="T7">the </text:span><text:span text:style-name="T4">decorations </text:span><text:span text:style-name="T7">and says, </text:span><text:span text:style-name="T8">“I thought it looked a little high school prom</text:span><text:span text:style-name="T13">my</text:span><text:span text:style-name="T8">. I've seen other parties she's put together and was a little mad that it was so cheaply done”</text:span><text:span text:style-name="T21"> </text:span><text:span text:style-name="T7">Her mom </text:span><text:span text:style-name="T15">replies, </text:span><text:span text:style-name="T5">“Yeah also she said she was having trouble with her assistant and had to do this at the last second”</text:span></text:p>
      <text:p text:style-name="P9"/>
      <text:p text:style-name="P30"><text:span text:style-name="T3"><text:tab/>Kit </text:span><text:span text:style-name="T7">sighs knowing she went to </text:span><text:span text:style-name="T33">far. </text:span><text:span text:style-name="T4">Angie </text:span><text:span text:style-name="T15">really </text:span><text:span text:style-name="T7">tried to make something </text:span><text:span text:style-name="T14">she</text:span><text:span text:style-name="T4"> would </text:span><text:span text:style-name="T15">like. It's clear </text:span><text:span text:style-name="T7">that she </text:span><text:span text:style-name="T21">didn't </text:span><text:span text:style-name="T7">talk to Beth or anyone </text:span><text:span text:style-name="T4">else </text:span><text:span text:style-name="T7">that knows about </text:span><text:span text:style-name="T15">psychology. </text:span><text:span text:style-name="T4">She </text:span><text:span text:style-name="T7">thinks, </text:span><text:span text:style-name="T8">“Hell even Dr. Stephen would of been a good idea”</text:span><text:span text:style-name="T15"> </text:span><text:span text:style-name="T4">Kit </text:span><text:span text:style-name="T7">groans and says, </text:span><text:span text:style-name="T8">“But why did she have to do it at the start?”</text:span><text:span text:style-name="T7"> Her mom </text:span><text:span text:style-name="T15">replies, </text:span><text:span text:style-name="T16">“I don't know. Guess she couldn't wait and wanted to know your answer right off or maybe she was so nervous she just did it to get it over with”</text:span><text:span text:style-name="T7"> </text:span><text:span text:style-name="T4">Kit </text:span><text:span text:style-name="T7">groans and says, </text:span><text:span text:style-name="T8">“Get it over with”</text:span><text:span text:style-name="T7"> Her mom interrupts, </text:span><text:span text:style-name="T8">“I'm just guessing. She never said that”</text:span><text:span text:style-name="T7"> </text:span><text:span text:style-name="T4">Kit </text:span><text:span text:style-name="T7">says, </text:span><text:span text:style-name="T8">“I love you, </text:span><text:span text:style-name="T14">mom</text:span><text:span text:style-name="T8">”</text:span><text:span text:style-name="T15"> </text:span><text:span text:style-name="T7">to </text:span><text:span text:style-name="T23">her, </text:span><text:span text:style-name="T7">then hangs up.</text:span></text:p>
      <text:p text:style-name="P27"/>
      <text:p text:style-name="P31"><text:span text:style-name="T3"><text:tab/>She </text:span><text:span text:style-name="T7">hits the </text:span><text:span text:style-name="T4">bed </text:span><text:span text:style-name="T7">with her </text:span><text:span text:style-name="T4">fist </text:span><text:span text:style-name="T7">and groans </text:span><text:span text:style-name="T4">loud </text:span><text:span text:style-name="T15">before </text:span><text:span text:style-name="T7">saying, </text:span><text:span text:style-name="T8">“Fuck”</text:span><text:span text:style-name="T4"> She </text:span><text:span text:style-name="T7">then sighs and says, </text:span><text:span text:style-name="T8">“I got to do it might as well get it over with”</text:span><text:span text:style-name="T7"> </text:span><text:span text:style-name="T4">She </text:span><text:span text:style-name="T7">then thinks and says, </text:span><text:span text:style-name="T8">“Damn it”</text:span><text:span text:style-name="T7"> she gets up and </text:span><text:span text:style-name="T15">goes </text:span><text:span text:style-name="T7">over to </text:span><text:span text:style-name="T20">Angie's </text:span><text:span text:style-name="T7">room and enters without </text:span><text:span text:style-name="T4">knocking.</text:span></text:p>
      <text:p text:style-name="P9"/>
      <text:p text:style-name="P21"><text:span text:style-name="T3"><text:tab/>She sees Angie </text:span><text:span text:style-name="T7">with no pants on getting her pussy </text:span><text:span text:style-name="T15">licked </text:span><text:span text:style-name="T7">by Jessy </text:span><text:span text:style-name="T20">who's </text:span><text:span text:style-name="T7">on the </text:span><text:span text:style-name="T15">floor </text:span><text:span text:style-name="T4">between </text:span><text:span text:style-name="T20">Angie's </text:span><text:span text:style-name="T4">legs. Angie is </text:span><text:span text:style-name="T36">laying </text:span><text:span text:style-name="T4">down </text:span><text:span text:style-name="T7">with her </text:span><text:span text:style-name="T15">feet </text:span><text:span text:style-name="T7">on the </text:span><text:span text:style-name="T35">floor.</text:span></text:p>
      <text:p text:style-name="P27"/>
      <text:p text:style-name="P16"><text:span text:style-name="T3"><text:tab/>Kit </text:span><text:span text:style-name="T7">throws her arms up and says, </text:span><text:span text:style-name="T8">“Really?”</text:span><text:span text:style-name="T20"> </text:span><text:span text:style-name="T7">and </text:span><text:span text:style-name="T4">leaves. Angie </text:span><text:span text:style-name="T7">sits </text:span><text:span text:style-name="T15">back </text:span><text:span text:style-name="T7">up and says, </text:span><text:span text:style-name="T5">“You and your sister do this? What's wrong?”</text:span></text:p>
      <text:p text:style-name="P9"/>
      <text:p text:style-name="P19"><text:span text:style-name="T28"><text:tab/>Kit's right before the door and hears her. She stops and turns around going back into Angie's room.</text:span></text:p>
      <text:p text:style-name="P15"/>
      <text:p text:style-name="P16"><text:span text:style-name="T3"><text:tab/>Angie is </text:span><text:span text:style-name="T7">still sitting on the </text:span><text:span text:style-name="T4">bed </text:span><text:span text:style-name="T7">pants </text:span><text:span text:style-name="T4">less </text:span><text:span text:style-name="T7">and Jessy </text:span><text:span text:style-name="T4">is </text:span><text:span text:style-name="T7">sitting </text:span><text:span text:style-name="T15">beside </text:span><text:span text:style-name="T35">her. </text:span><text:span text:style-name="T4">Kit </text:span><text:span text:style-name="T7">sighs </text:span><text:span text:style-name="T4">again </text:span><text:span text:style-name="T7">and says, </text:span><text:span text:style-name="T8">“Sorry”</text:span><text:span text:style-name="T7"> Jessy gets up and </text:span><text:span text:style-name="T4">leaves </text:span><text:span text:style-name="T7">saying, </text:span><text:span text:style-name="T8">“I'll go to my room”</text:span></text:p>
      <text:p text:style-name="P9"><text:soft-page-break/></text:p>
      <text:p text:style-name="P23"><text:span text:style-name="T3"><text:tab/>Kit </text:span><text:span text:style-name="T7">sits </text:span><text:span text:style-name="T4">down </text:span><text:span text:style-name="T15">beside </text:span><text:span text:style-name="T4">Angie </text:span><text:span text:style-name="T7">and says, </text:span><text:span text:style-name="T8">“I just talked to mom. She told me that you tried to fix my”</text:span><text:span text:style-name="T7">, she pauses </text:span><text:span text:style-name="T15">for </text:span><text:span text:style-name="T7">a bit, </text:span><text:span text:style-name="T8">“Bill problem”</text:span><text:span text:style-name="T4"> She </text:span><text:span text:style-name="T7">takes a </text:span><text:span text:style-name="T15">deep </text:span><text:span text:style-name="T7">breath, </text:span><text:span text:style-name="T8">“That was a really nice gesture. I guess”</text:span><text:span text:style-name="T7"> </text:span><text:span text:style-name="T4">Angie </text:span><text:span text:style-name="T7">nods. </text:span><text:span text:style-name="T4">Kit </text:span><text:span text:style-name="T15">rolls </text:span><text:span text:style-name="T7">her eyes and says, </text:span><text:span text:style-name="T8">“But Angie, I've been thinking. Your are very inconsiderate. I mean you hit on our boss a lot. It's amazing you've not been fired yet”</text:span><text:span text:style-name="T7"> </text:span><text:span text:style-name="T4">Angie </text:span><text:span text:style-name="T7">grins and says, </text:span><text:span text:style-name="T8">“See why </text:span><text:span text:style-name="T14">did he hire me?</text:span><text:span text:style-name="T8">”</text:span><text:span text:style-name="T7"> </text:span><text:span text:style-name="T4">Kit </text:span><text:span text:style-name="T7">interrupts </text:span><text:span text:style-name="T23">her, </text:span><text:span text:style-name="T24">“I asked him to. I thought maybe getting you a steady day job would of calmed you down”</text:span></text:p>
      <text:p text:style-name="P25"/>
      <text:p text:style-name="P32"><text:span text:style-name="T3"><text:tab/>Kit </text:span><text:span text:style-name="T7">then shrugs and says, </text:span><text:span text:style-name="T8">“Angie, I remember as a kid you always acted like this and your parents just didn't care. So you where never taught manners”</text:span><text:span text:style-name="T7"> </text:span><text:span text:style-name="T4">Angie </text:span><text:span text:style-name="T7">frowns and says, </text:span><text:span text:style-name="T8">“</text:span><text:span text:style-name="T14">Now</text:span><text:span text:style-name="T8"> what?”</text:span><text:span text:style-name="T7"> </text:span><text:span text:style-name="T4">Kit </text:span><text:span text:style-name="T7">says, </text:span><text:span text:style-name="T8">“I don't know. I guess after I figure your done. We’ll figure it out then”</text:span><text:span text:style-name="T15"> </text:span><text:span text:style-name="T4">Angie </text:span><text:span text:style-name="T7">shrugs and says, </text:span><text:span text:style-name="T8">“OK. on one condition”</text:span><text:span text:style-name="T23"> </text:span><text:span text:style-name="T4">Kit </text:span><text:span text:style-name="T7">nods and</text:span><text:span text:style-name="T9"> </text:span><text:span text:style-name="T7">says, </text:span><text:span text:style-name="T8">“OK”</text:span><text:span text:style-name="T7"> </text:span><text:span text:style-name="T4">Angie </text:span><text:span text:style-name="T7">grins and says, </text:span><text:span text:style-name="T8">“You actually come to the club with me and have fun. No getting stoned. Just you or </text:span><text:span text:style-name="T14">Chrissy</text:span><text:span text:style-name="T8">. You can call yourself that if you like. But you actually have fun. Have a few beers or whiskeys. Maybe get on stage with me. You don't have to that one. But just have fun” Kit looks down frustrated. Angie says,” If you want me to change why is it so bad that I want you to? Your the one that wants to be equal”</text:span><text:span text:style-name="T4"> Kit </text:span><text:span text:style-name="T7">groans and says, </text:span><text:span text:style-name="T8">“OK. But after I'm done </text:span><text:span text:style-name="T14">with you</text:span><text:span text:style-name="T8">”</text:span><text:span text:style-name="T21"> </text:span><text:span text:style-name="T4">Angie </text:span><text:span text:style-name="T7">shrugs and says, </text:span><text:span text:style-name="T16">“I always keep my word and I know you do to. </text:span><text:span text:style-name="T19">S</text:span><text:span text:style-name="T16">o de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class="extra"/>
    <style:style style:name="Frame_20_contents" style:display-name="Frame contents" style:family="paragraph" style:parent-style-name="Standard" style:class="extra"/>
    <style:style style:name="Heading_20_2" style:display-name="Heading 2" style:family="paragraph" style:parent-style-name="Heading" style:class="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5%"/>
      <style:text-properties fo:font-size="10pt" style:font-size-asian="10pt"/>
    </style:style>
    <style:style style:name="MP2" style:family="paragraph" style:parent-style-name="Frame_20_contents">
      <style:paragraph-properties fo:margin-left="0in" fo:margin-right="0in" fo:line-height="0.1638in" fo:text-indent="0in" style:auto-text-indent="false"/>
      <style:text-properties officeooo:rsid="000a2abe" officeooo:paragraph-rsid="000a2abe"/>
    </style:style>
    <style:style style:name="MT1" style:family="text">
      <style:text-properties style:font-name="Segoe UI" fo:font-size="10.5pt" fo:font-weight="normal" style:font-size-asian="10.5pt" style:font-weight-asian="normal"/>
    </style:style>
    <style:style style:name="Mfr1" style:family="graphic" style:parent-style-name="Frame">
      <style:graphic-properties style:run-through="background" style:wrap="run-through" style:number-wrapped-paragraphs="no-limit" style:vertical-pos="from-top" style:vertical-rel="page" style:horizontal-pos="from-left" style:horizontal-rel="page" fo:background-color="#ffffff" style:background-transparency="100%" draw:fill="solid" draw:fill-color="#ffffff" draw:opacity="0%" fo:padding="0in" fo:border="0.74pt solid #000000" style:writing-mode="lr-tb"/>
    </style:style>
    <style:page-layout style:name="Mpm1">
      <style:page-layout-properties fo:page-width="8.2681in" fo:page-height="11.6929in" style:num-format="1" style:print-orientation="portrait" fo:margin-top="0.8055in" fo:margin-bottom="0.289in" fo:margin-left="0.5138in" fo:margin-right="0.528in" style:writing-mode="lr-tb" style:layout-grid-color="#c0c0c0" style:layout-grid-lines="26596"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28in" fo:margin-left="0in" fo:margin-right="0in" fo:margin-top="0.0882in" style:dynamic-spacing="true"/>
      </style:footer-style>
    </style:page-layout>
    <style:page-layout style:name="Mpm2">
      <style:page-layout-properties fo:page-width="8.2681in" fo:page-height="11.6929in" style:num-format="1" style:print-orientation="portrait" fo:margin-top="0.5972in" fo:margin-bottom="0.289in" fo:margin-left="0.528in" fo:margin-right="0.528in" style:writing-mode="lr-tb" style:layout-grid-color="#c0c0c0" style:layout-grid-lines="27125"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28in" fo:margin-left="0in" fo:margin-right="0in" fo:margin-top="0.0882in" style:dynamic-spacing="true"/>
      </style:footer-style>
    </style:page-layout>
    <style:page-layout style:name="Mpm3">
      <style:page-layout-properties fo:page-width="8.2681in" fo:page-height="11.6929in" style:num-format="1" style:print-orientation="portrait" fo:margin-top="0.5972in" fo:margin-bottom="0.289in" fo:margin-left="0.528in" fo:margin-right="0.5555in" style:writing-mode="lr-tb" style:layout-grid-color="#c0c0c0" style:layout-grid-lines="27125"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28in" fo:margin-left="0in" fo:margin-right="0in" fo:margin-top="0.0882in" style:dynamic-spacing="true"/>
      </style:footer-style>
    </style:page-layout>
  </office:automatic-styles>
  <office:master-styles>
    <style:master-page style:name="Standard" style:page-layout-name="Mpm1">
      <style:footer>
        <text:p text:style-name="MP1"><draw:frame draw:style-name="Mfr1" text:anchor-type="char" svg:x="3.9917in" svg:y="11.2528in" svg:width="0.2563in" svg:height="0.1736in" draw:z-index="3"><draw:text-box><text:p text:style-name="MP2"><text:span text:style-name="MT1"/></text:p></draw:text-box></draw:frame></text:p>
      </style:footer>
    </style:master-page>
    <style:master-page style:name="Converted1" style:page-layout-name="Mpm2">
      <style:footer>
        <text:p text:style-name="Footer"/>
      </style:footer>
    </style:master-page>
    <style:master-page style:name="Converted2" style:page-layout-name="Mpm2">
      <style:footer>
        <text:p text:style-name="Footer"/>
      </style:footer>
    </style:master-page>
    <style:master-page style:name="Converted3"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06:16:00</meta:creation-date>
    <dc:date>2017-06-19T03:29:31.709000000</dc:date>
    <meta:editing-duration>PT17M21S</meta:editing-duration>
    <meta:editing-cycles>3</meta:editing-cycles>
    <meta:generator>LibreOffice/5.3.0.3$Windows_X86_64 LibreOffice_project/7074905676c47b82bbcfbea1aeefc84afe1c50e1</meta:generator>
    <meta:document-statistic meta:table-count="0" meta:image-count="0" meta:object-count="0" meta:page-count="4" meta:paragraph-count="29" meta:word-count="2409" meta:character-count="12537" meta:non-whitespace-character-count="10133"/>
  </office:meta>
</office:document-meta>
</file>